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meta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content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042in" table:align="margins"/>
    </style:style>
    <style:style style:name="Table1.A" style:family="table-column">
      <style:table-column-properties style:column-width="1.7111in" style:rel-column-width="7280*"/>
    </style:style>
    <style:style style:name="Table1.I" style:family="table-column">
      <style:table-column-properties style:column-width="1.7146in" style:rel-column-width="72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.4" style:family="table-column">
      <style:table-column-properties style:column-width="1.7118in" style:rel-column-width="7283*"/>
    </style:style>
    <style:style style:name="Table1.B1.5" style:family="table-column">
      <style:table-column-properties style:column-width="1.7104in" style:rel-column-width="7277*"/>
    </style:style>
    <style:style style:name="Table1.B1.5.1" style:family="table-cell">
      <style:table-cell-properties fo:padding="0.0382in" fo:border="0.05pt solid #000000"/>
    </style:style>
    <style:style style:name="Table1.B1.1.2" style:family="table-cell">
      <style:table-cell-properties fo:padding="0.0382in" fo:border-left="0.05pt solid #000000" fo:border-right="none" fo:border-top="none" fo:border-bottom="0.05pt solid #000000"/>
    </style:style>
    <style:style style:name="Table1.B1.8.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/>
      <style:text-properties officeooo:paragraph-rsid="001ce73d"/>
    </style:style>
    <style:style style:name="P2" style:family="paragraph" style:parent-style-name="Horizontal_20_Line">
      <style:text-properties fo:font-size="6pt" officeooo:paragraph-rsid="001ce73d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2d7d" style:font-size-asian="12pt" style:font-size-complex="12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ShareAlike 3.0 United States" text:name="License Name"/>
        <text:user-field-decl office:value-type="string" office:string-value="http://creativecommons.org/licenses/by-sa/3.0/us/" text:name="License URL"/>
      </text:user-field-decls>
      <text:p text:style-name="Text_20_body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3">TRL</text:p>
          </table:table-cell>
          <table:table-cell table:number-columns-spanned="8">
            <table:table table:is-sub-table="true">
              <table:table-column table:style-name="Table1.A" table:number-columns-repeated="3"/>
              <table:table-column table:style-name="Table1.B1.4"/>
              <table:table-column table:style-name="Table1.B1.5"/>
              <table:table-column table:style-name="Table1.A" table:number-columns-repeated="2"/>
              <table:table-column table:style-name="Table1.I"/>
              <table:table-row>
                <table:table-cell table:style-name="Table1.A1" table:number-columns-spanned="4" office:value-type="string">
                  <text:p text:style-name="P3">Low Frequency</text:p>
                </table:table-cell>
                <table:covered-table-cell/>
                <table:covered-table-cell/>
                <table:covered-table-cell/>
                <table:table-cell table:style-name="Table1.B1.5.1" table:number-columns-spanned="4" office:value-type="string">
                  <text:p text:style-name="P3">High Frequency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1.B1.1.2" office:value-type="string">
                  <text:p text:style-name="P3">R</text:p>
                </table:table-cell>
                <table:table-cell table:style-name="Table1.B1.1.2" office:value-type="string">
                  <text:p text:style-name="P3">L</text:p>
                </table:table-cell>
                <table:table-cell table:style-name="Table1.B1.1.2" office:value-type="string">
                  <text:p text:style-name="P3">G</text:p>
                </table:table-cell>
                <table:table-cell table:style-name="Table1.B1.1.2" office:value-type="string">
                  <text:p text:style-name="P3">C</text:p>
                </table:table-cell>
                <table:table-cell table:style-name="Table1.B1.1.2" office:value-type="string">
                  <text:p text:style-name="P3">R</text:p>
                </table:table-cell>
                <table:table-cell table:style-name="Table1.B1.1.2" office:value-type="string">
                  <text:p text:style-name="P3">L</text:p>
                </table:table-cell>
                <table:table-cell table:style-name="Table1.B1.1.2" office:value-type="string">
                  <text:p text:style-name="P3">G</text:p>
                </table:table-cell>
                <table:table-cell table:style-name="Table1.B1.8.2" office:value-type="string">
                  <text:p text:style-name="P3">C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1.1.2" office:value-type="string">
            <text:p text:style-name="P3">Parallel Plate<draw:frame draw:style-name="fr1" draw:name="Object9" text:anchor-type="as-char" svg:width="0.5071in" svg:height="0.1937in" draw:z-index="4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" text:anchor-type="as-char" svg:width="0.5272in" svg:height="0.439in" draw:z-index="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4" text:anchor-type="as-char" svg:width="0.3465in" svg:height="0.4126in" draw:z-index="6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3" text:anchor-type="as-char" svg:width="0.3563in" svg:height="0.4126in" draw:z-index="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2" text:anchor-type="as-char" svg:width="0.3465in" svg:height="0.4335in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5" text:anchor-type="as-char" svg:width="0.5272in" svg:height="0.439in" draw:z-index="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6" text:anchor-type="as-char" svg:width="0.3465in" svg:height="0.4126in" draw:z-index="1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7" text:anchor-type="as-char" svg:width="0.3563in" svg:height="0.4126in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B1.8.2" office:value-type="string">
            <text:p text:style-name="P3"><draw:frame draw:style-name="fr1" draw:name="Object8" text:anchor-type="as-char" svg:width="0.3465in" svg:height="0.4335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B1.1.2" office:value-type="string">
            <text:p text:style-name="P3">Coaxial</text:p>
          </table:table-cell>
          <table:table-cell table:style-name="Table1.B1.1.2" office:value-type="string">
            <text:p text:style-name="P3"><draw:frame draw:style-name="fr1" draw:name="Object16" text:anchor-type="as-char" svg:width="1.3575in" svg:height="0.4772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B1.1.2" office:value-type="string">
            <text:p text:style-name="P3"><draw:frame draw:style-name="fr2" draw:name="Object17" text:anchor-type="as-char" svg:y="-0.2717in" svg:width="3.6346in" svg:height="0.5492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4" text:anchor-type="as-char" svg:width="0.6492in" svg:height="0.4311in" draw:z-index="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5" text:anchor-type="as-char" svg:width="0.6492in" svg:height="0.4528in" draw:z-index="10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0" text:anchor-type="as-char" svg:width="1.2189in" svg:height="0.4602in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3" text:anchor-type="as-char" svg:width="0.8035in" svg:height="0.4535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2" text:anchor-type="as-char" svg:width="0.6492in" svg:height="0.4311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B1.8.2" office:value-type="string">
            <text:p text:style-name="P3"><draw:frame draw:style-name="fr1" draw:name="Object11" text:anchor-type="as-char" svg:width="0.6492in" svg:height="0.4528in" draw:z-index="1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B1.1.2" office:value-type="string">
            <text:p text:style-name="P3">Two wire</text:p>
          </table:table-cell>
          <table:table-cell table:style-name="Table1.B1.1.2" office:value-type="string">
            <text:p text:style-name="P3"><draw:frame draw:style-name="fr1" draw:name="Object20" text:anchor-type="as-char" svg:width="0.611in" svg:height="0.461in" draw:z-index="2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21" text:anchor-type="as-char" svg:width="1.5374in" svg:height="0.498in" draw:z-index="22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9" text:anchor-type="as-char" svg:width="1.0083in" svg:height="0.6717in" draw:z-index="23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18" text:anchor-type="as-char" svg:width="1.0083in" svg:height="0.6929in" draw:z-index="24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22" text:anchor-type="as-char" svg:width="0.6602in" svg:height="0.4398in" draw:z-index="1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23" text:anchor-type="as-char" svg:width="1.1492in" svg:height="0.4535in" draw:z-index="18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B1.1.2" office:value-type="string">
            <text:p text:style-name="P3"><draw:frame draw:style-name="fr1" draw:name="Object24" text:anchor-type="as-char" svg:width="1.0083in" svg:height="0.6717in" draw:z-index="19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B1.8.2" office:value-type="string">
            <text:p text:style-name="P3"><draw:frame draw:style-name="fr1" draw:name="Object25" text:anchor-type="as-char" svg:width="1.0083in" svg:height="0.6929in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B1.1.2" office:value-type="string">
            <text:p text:style-name="P3">Microstrip line</text:p>
          </table:table-cell>
          <table:table-cell table:style-name="Table1.B1.1.2" table:number-columns-spanned="4" office:value-type="string">
            <text:p text:style-name="P4"><draw:frame draw:style-name="fr1" draw:name="Object26" text:anchor-type="as-char" svg:width="3.8693in" svg:height="1.3256in" draw:z-index="25"><draw:object xlink:href="./Object 26" xlink:type="simple" xlink:show="embed" xlink:actuate="onLoad"/><draw:image xlink:href="./ObjectReplacements/Object 26" xlink:type="simple" xlink:show="embed" xlink:actuate="onLoad"/></draw:frame></text:p>
            <text:p text:style-name="P4"><draw:frame draw:style-name="fr2" draw:name="Object27" text:anchor-type="as-char" svg:y="-0.3937in" svg:width="4.611in" svg:height="0.9925in" draw:z-index="26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4"><draw:frame draw:style-name="fr1" draw:name="Object28" text:anchor-type="as-char" svg:width="1.1201in" svg:height="0.5055in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covered-table-cell/>
          <table:covered-table-cell/>
          <table:covered-table-cell/>
          <table:table-cell table:style-name="Table1.B1.8.2" table:number-columns-spanned="4" office:value-type="string">
            <text:p text:style-name="P4">No closed form</text:p>
          </table:table-cell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02in" style:type="center"/>
          <style:tab-stop style:position="15.404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702in" style:type="center"/>
          <style:tab-stop style:position="15.404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style:writing-mode="lr-tb"/>
      <style:text-properties officeooo:paragraph-rsid="001ce73d"/>
    </style:style>
    <style:style style:name="MP2" style:family="paragraph" style:parent-style-name="Horizontal_20_Line">
      <style:text-properties fo:font-size="6pt" officeooo:paragraph-rsid="001ce73d" style:font-size-asian="6pt" style:font-size-complex="6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officeooo:rsid="001e2d7d" style:font-size-asian="12pt" style:font-size-complex="12pt"/>
    </style:style>
    <style:page-layout style:name="Mpm1">
      <style:page-layout-properties fo:page-width="16.9791in" fo:page-height="11.007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opyright </text:span><text:span text:style-name="MT2">2008</text:span><text:span text:style-name="MT1"> by Kiavash<text:tab/><text:tab/><text:tab/><text:tab/><text:tab/><text:tab/><text:tab/><text:tab/><text:tab/><text:tab/><text:tab/><text:tab/><text:tab/><text:tab/><text:tab/>This </text:span><text:span text:style-name="MT2">document </text:span><text:span text:style-name="MT1">is licensed under a </text:span><text:a xlink:type="simple" xlink:href="http://creativecommons.org/licenses/by/4.0/" text:style-name="Internet_20_link" text:visited-style-name="Visited_20_Internet_20_Link"><text:span text:style-name="MT1">Creative Commons Attribution 4.0 International License</text:span></text:a><text:span text:style-name="MT1">.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4.2$Linux_X86_64 LibreOffice_project/3d775be2011f3886db32dfd395a6a6d1ca2630ff</meta:generator>
    <meta:creation-date>2020-06-05T15:20:01.864307020</meta:creation-date>
    <dc:language>en-US</dc:language>
    <meta:editing-cycles>1</meta:editing-cycles>
    <meta:editing-duration>P0D</meta:editing-duration>
    <meta:document-statistic meta:table-count="1" meta:image-count="0" meta:object-count="28" meta:page-count="1" meta:paragraph-count="44" meta:word-count="39" meta:character-count="225" meta:non-whitespace-character-count="189"/>
    <meta:user-defined meta:name="License Name">Creative Commons Attribution 4.0 International License</meta:user-defined>
    <meta:user-defined meta:name="license">http://creativecommons.org/licenses/by/4.0/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sub>
          <math:mo math:stretchy="false">σ</math:mo>
          <math:mi>c</math:mi>
        </math:msub>
        <math:mo math:stretchy="false">δ</math:mo>
        <math:mi>b</math:mi>
      </math:mrow>
    </math:mfrac>
    <math:annotation math:encoding="StarMath 5.0">2 over {%sigma_c %delta b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2</math:mn>
          <math:mo math:stretchy="false">π</math:mo>
          <math:msub>
            <math:mo math:stretchy="false">σ</math:mo>
            <math:mi>c</math:mi>
          </math:msub>
          <math:mo math:stretchy="false">δ</math:mo>
        </math:mrow>
      </math:mfrac>
      <math:mfenced math:open="" math:close="">
        <math:mrow>
          <math:mfrac>
            <math:mn>1</math:mn>
            <math:mi>a</math:mi>
          </math:mfrac>
          <math:mo math:stretchy="false">+</math:mo>
          <math:mfrac>
            <math:mn>1</math:mn>
            <math:mi>b</math:mi>
          </math:mfrac>
        </math:mrow>
      </math:mfenced>
    </math:mrow>
    <math:annotation math:encoding="StarMath 5.0">1 over {2 %pi %sigma_c %delta} left( 1 over a + 1 over b righ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o math:stretchy="false">π</math:mo>
        <math:msup>
          <math:mo math:stretchy="false">ε</math:mo>
          <math:mi>'</math:mi>
        </math:msup>
      </math:mrow>
      <math:mrow>
        <math:mi>ln</math:mi>
        <math:mfenced math:open="" math:close="">
          <math:mrow>
            <math:mi>b</math:mi>
            <math:mo math:stretchy="false">/</math:mo>
            <math:mi>a</math:mi>
          </math:mrow>
        </math:mfenced>
      </math:mrow>
    </math:mfrac>
    <math:annotation math:encoding="StarMath 5.0">{2 %pi %epsilon^'} over  {ln left(b / a right)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o math:stretchy="false">π</math:mo>
        <math:mo math:stretchy="false">σ</math:mo>
      </math:mrow>
      <math:mrow>
        <math:mi>ln</math:mi>
        <math:mfenced math:open="" math:close="">
          <math:mrow>
            <math:mi>b</math:mi>
            <math:mo math:stretchy="false">/</math:mo>
            <math:mi>a</math:mi>
          </math:mrow>
        </math:mfenced>
      </math:mrow>
    </math:mfrac>
    <math:annotation math:encoding="StarMath 5.0">{2 %pi %sigma} over  {ln left(b / a right)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μ</math:mo>
        <math:mrow>
          <math:mn>2</math:mn>
          <math:mo math:stretchy="false">π</math:mo>
        </math:mrow>
      </math:mfrac>
      <math:mrow>
        <math:mi>ln</math:mi>
        <math:mfenced math:open="" math:close="">
          <math:mfrac>
            <math:mi>b</math:mi>
            <math:mi>a</math:mi>
          </math:mfrac>
        </math:mfenced>
      </math:mrow>
    </math:mrow>
    <math:annotation math:encoding="StarMath 5.0">%mu over {2%pi} {ln left(b over a right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o math:stretchy="false">π</math:mo>
        <math:mo math:stretchy="false">σ</math:mo>
      </math:mrow>
      <math:mrow>
        <math:mi>ln</math:mi>
        <math:mfenced math:open="" math:close="">
          <math:mrow>
            <math:mi>b</math:mi>
            <math:mo math:stretchy="false">/</math:mo>
            <math:mi>a</math:mi>
          </math:mrow>
        </math:mfenced>
      </math:mrow>
    </math:mfrac>
    <math:annotation math:encoding="StarMath 5.0">{2 %pi %sigma} over  {ln left(b / a right)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o math:stretchy="false">π</math:mo>
        <math:msup>
          <math:mo math:stretchy="false">ε</math:mo>
          <math:mi>'</math:mi>
        </math:msup>
      </math:mrow>
      <math:mrow>
        <math:mi>ln</math:mi>
        <math:mfenced math:open="" math:close="">
          <math:mrow>
            <math:mi>b</math:mi>
            <math:mo math:stretchy="false">/</math:mo>
            <math:mi>a</math:mi>
          </math:mrow>
        </math:mfenced>
      </math:mrow>
    </math:mfrac>
    <math:annotation math:encoding="StarMath 5.0">{2 %pi %epsilon^'} over  {ln left(b / a right)}</math:annotation>
  </math:semantics>
</math:math>
</file>

<file path=Object 16/content.xml><?xml version="1.0" encoding="utf-8"?>
<math xmlns="http://www.w3.org/1998/Math/MathML" display="block">
  <semantics>
    <mrow>
      <mfrac>
        <mn>1</mn>
        <mrow>
          <mi>π</mi>
          <msub>
            <mi>σ</mi>
            <mi>c</mi>
          </msub>
        </mrow>
      </mfrac>
      <mrow>
        <mo fence="true" stretchy="true">(</mo>
        <mrow>
          <mrow>
            <mfrac>
              <mn>1</mn>
              <msup>
                <mi>a</mi>
                <mn>2</mn>
              </msup>
            </mfrac>
            <mo stretchy="false">+</mo>
            <mfrac>
              <mn>1</mn>
              <mrow>
                <msup>
                  <mi>c</mi>
                  <mn>2</mn>
                </msup>
                <mo stretchy="false">−</mo>
                <msup>
                  <mi>b</mi>
                  <mn>2</mn>
                </msup>
              </mrow>
            </mfrac>
          </mrow>
        </mrow>
        <mo fence="true" stretchy="true">)</mo>
      </mrow>
    </mrow>
    <annotation encoding="StarMath 5.0">1 over {%pi %sigma_c} left( 1 over a^2 + 1 over {c^2 - b^2} right)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μ</math:mo>
        <math:mrow>
          <math:mn>2</math:mn>
          <math:mo math:stretchy="false">π</math:mo>
        </math:mrow>
      </math:mfrac>
      <math:mfenced math:open="[" math:close="]">
        <math:mrow>
          <math:mi>ln</math:mi>
          <math:mrow>
            <math:mrow>
              <math:mfrac>
                <math:mi>b</math:mi>
                <math:mi>a</math:mi>
              </math:mfrac>
              <math:mo math:stretchy="false">+</math:mo>
              <math:mfrac>
                <math:mn>1</math:mn>
                <math:mn>4</math:mn>
              </math:mfrac>
            </math:mrow>
            <math:mo math:stretchy="false">+</math:mo>
            <math:mfrac>
              <math:mn>1</math:mn>
              <math:mrow>
                <math:mn>4</math:mn>
                <math:mrow>
                  <math:mo math:stretchy="false">(</math:mo>
                  <math:mrow>
                    <math:msup>
                      <math:mi>c</math:mi>
                      <math:mn>2</math:mn>
                    </math:msup>
                    <math:mo math:stretchy="false">−</math:mo>
                    <math:msup>
                      <math:mi>b</math:mi>
                      <math:mn>2</math:mn>
                    </math:msup>
                  </math:mrow>
                  <math:mo math:stretchy="false">)</math:mo>
                </math:mrow>
              </math:mrow>
            </math:mfrac>
          </math:mrow>
          <math:mfenced math:open="" math:close="">
            <math:mrow>
              <math:mrow>
                <math:mrow>
                  <math:msup>
                    <math:mi>b</math:mi>
                    <math:mn>2</math:mn>
                  </math:msup>
                  <math:mo math:stretchy="false">−</math:mo>
                  <math:msup>
                    <math:mn>3c</math:mn>
                    <math:mn>2</math:mn>
                  </math:msup>
                </math:mrow>
                <math:mo math:stretchy="false">+</math:mo>
                <math:mfrac>
                  <math:msup>
                    <math:mn>4c</math:mn>
                    <math:mn>2</math:mn>
                  </math:msup>
                  <math:mrow>
                    <math:msup>
                      <math:mi>c</math:mi>
                      <math:mn>2</math:mn>
                    </math:msup>
                    <math:mo math:stretchy="false">−</math:mo>
                    <math:msup>
                      <math:mi>b</math:mi>
                      <math:mn>2</math:mn>
                    </math:msup>
                  </math:mrow>
                </math:mfrac>
              </math:mrow>
              <math:mi>ln</math:mi>
              <math:mfrac>
                <math:mi>c</math:mi>
                <math:mi>b</math:mi>
              </math:mfrac>
            </math:mrow>
          </math:mfenced>
        </math:mrow>
      </math:mfenced>
    </math:mrow>
    <math:annotation math:encoding="StarMath 5.0">%mu over {2 %pi} left[ ln b over a
+ 1 over 4
+ 1 over {4 (c^2 - b^2)} left( b^2 - 3c^2 + {4c^2} over {c^2 - b^2} ln c over b right) right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π</math:mo>
        <math:msup>
          <math:mo math:stretchy="false">ε</math:mo>
          <math:mi>'</math:mi>
        </math:msup>
      </math:mrow>
      <math:mrow>
        <math:msup>
          <math:mi>cosh</math:mi>
          <math:mrow>
            <math:mo math:stretchy="false">−</math:mo>
            <math:mn>1</math:mn>
          </math:mrow>
        </math:msup>
        <math:mfenced math:open="" math:close="">
          <math:mfrac>
            <math:mi>d</math:mi>
            <math:mn>2a</math:mn>
          </math:mfrac>
        </math:mfenced>
      </math:mrow>
    </math:mfrac>
    <math:annotation math:encoding="StarMath 5.0">{%pi %epsilon^'} over  {cosh^-1 left(d over {2a}right)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π</math:mo>
        <math:mo math:stretchy="false">σ</math:mo>
      </math:mrow>
      <math:mrow>
        <math:msup>
          <math:mi>cosh</math:mi>
          <math:mrow>
            <math:mo math:stretchy="false">−</math:mo>
            <math:mn>1</math:mn>
          </math:mrow>
        </math:msup>
        <math:mfenced math:open="" math:close="">
          <math:mfrac>
            <math:mi>d</math:mi>
            <math:mn>2a</math:mn>
          </math:mfrac>
        </math:mfenced>
      </math:mrow>
    </math:mfrac>
    <math:annotation math:encoding="StarMath 5.0">{%pi %sigma} over  {cosh^-1 left(d over {2a}right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ε</math:mo>
          <math:mi>'</math:mi>
        </math:msup>
        <math:mi>b</math:mi>
      </math:mrow>
      <math:mi>d</math:mi>
    </math:mfrac>
    <math:annotation math:encoding="StarMath 5.0">{%epsilon^' b} over d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o math:stretchy="false">π</math:mo>
        <math:msup>
          <math:mi>a</math:mi>
          <math:mn>2</math:mn>
        </math:msup>
        <math:msub>
          <math:mo math:stretchy="false">σ</math:mo>
          <math:mi>c</math:mi>
        </math:msub>
      </math:mrow>
    </math:mfrac>
    <math:annotation math:encoding="StarMath 5.0">2 over {%pi a^2 %sigma_c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μ</math:mo>
        <math:mo math:stretchy="false">π</math:mo>
      </math:mfrac>
      <math:mfenced math:open="[" math:close="]">
        <math:mrow>
          <math:mrow>
            <math:mfrac>
              <math:mn>1</math:mn>
              <math:mn>4</math:mn>
            </math:mfrac>
            <math:mo math:stretchy="false">+</math:mo>
            <math:msup>
              <math:mi>cosh</math:mi>
              <math:mrow>
                <math:mo math:stretchy="false">−</math:mo>
                <math:mn>1</math:mn>
              </math:mrow>
            </math:msup>
          </math:mrow>
          <math:mfenced math:open="" math:close="">
            <math:mfrac>
              <math:mi>d</math:mi>
              <math:mn>2a</math:mn>
            </math:mfrac>
          </math:mfenced>
        </math:mrow>
      </math:mfenced>
    </math:mrow>
    <math:annotation math:encoding="StarMath 5.0">%mu over %pi left[1 over 4 +cosh^-1 left( d over {2a} right)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o math:stretchy="false">π</math:mo>
        <math:mi>a</math:mi>
        <math:mo math:stretchy="false">δ</math:mo>
        <math:msub>
          <math:mo math:stretchy="false">σ</math:mo>
          <math:mi>c</math:mi>
        </math:msub>
      </math:mrow>
    </math:mfrac>
    <math:annotation math:encoding="StarMath 5.0">1 over {%pi a %delta %sigma_c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μ</math:mo>
        <math:mo math:stretchy="false">π</math:mo>
      </math:mfrac>
      <math:msup>
        <math:mi>cosh</math:mi>
        <math:mrow>
          <math:mo math:stretchy="false">−</math:mo>
          <math:mn>1</math:mn>
        </math:mrow>
      </math:msup>
      <math:mfenced math:open="" math:close="">
        <math:mfrac>
          <math:mi>d</math:mi>
          <math:mn>2a</math:mn>
        </math:mfrac>
      </math:mfenced>
    </math:mrow>
    <math:annotation math:encoding="StarMath 5.0">%mu over %pi cosh^-1 left( d over {2a} 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π</math:mo>
        <math:mo math:stretchy="false">σ</math:mo>
      </math:mrow>
      <math:mrow>
        <math:msup>
          <math:mi>cosh</math:mi>
          <math:mrow>
            <math:mo math:stretchy="false">−</math:mo>
            <math:mn>1</math:mn>
          </math:mrow>
        </math:msup>
        <math:mfenced math:open="" math:close="">
          <math:mfrac>
            <math:mi>d</math:mi>
            <math:mn>2a</math:mn>
          </math:mfrac>
        </math:mfenced>
      </math:mrow>
    </math:mfrac>
    <math:annotation math:encoding="StarMath 5.0">{%pi %sigma} over  {cosh^-1 left(d over {2a}right)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π</math:mo>
        <math:msup>
          <math:mo math:stretchy="false">ε</math:mo>
          <math:mi>'</math:mi>
        </math:msup>
      </math:mrow>
      <math:mrow>
        <math:msup>
          <math:mi>cosh</math:mi>
          <math:mrow>
            <math:mo math:stretchy="false">−</math:mo>
            <math:mn>1</math:mn>
          </math:mrow>
        </math:msup>
        <math:mfenced math:open="" math:close="">
          <math:mfrac>
            <math:mi>d</math:mi>
            <math:mn>2a</math:mn>
          </math:mfrac>
        </math:mfenced>
      </math:mrow>
    </math:mfrac>
    <math:annotation math:encoding="StarMath 5.0">{%pi %epsilon^'} over  {cosh^-1 left(d over {2a}right)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0</math:mn>
      </math:msub>
      <math:mo math:stretchy="false">=</math:mo>
      <math:mrow>
        <math:mo math:stretchy="true">{</math:mo>
        <math:mtable>
          <math:mtr>
            <math:mrow>
              <math:mfrac>
                <math:mrow>
                  <math:mn>2</math:mn>
                  <math:mo math:stretchy="false">π</math:mo>
                  <math:msub>
                    <math:mo math:stretchy="false">ε</math:mo>
                    <math:mn>0</math:mn>
                  </math:msub>
                </math:mrow>
                <math:mrow>
                  <math:mi>ln</math:mi>
                  <math:mfenced math:open="" math:close="">
                    <math:mrow>
                      <math:mfrac>
                        <math:mn>8d</math:mn>
                        <math:mi>w</math:mi>
                      </math:mfrac>
                      <math:mo math:stretchy="false">+</math:mo>
                      <math:mfrac>
                        <math:mi>w</math:mi>
                        <math:mn>4d</math:mn>
                      </math:mfrac>
                    </math:mrow>
                  </math:mfenced>
                </math:mrow>
              </math:mfrac>
              <math:mi>;</math:mi>
              <math:mrow>
                <math:mfrac>
                  <math:mi>w</math:mi>
                  <math:mi>d</math:mi>
                </math:mfrac>
                <math:mo math:stretchy="false">≤</math:mo>
                <math:mn>1</math:mn>
              </math:mrow>
            </math:mrow>
          </math:mtr>
          <math:mtr>
            <math:mrow>
              <math:msub>
                <math:mo math:stretchy="false">ε</math:mo>
                <math:mn>0</math:mn>
              </math:msub>
              <math:mfenced math:open="[" math:close="]">
                <math:mrow>
                  <math:mrow>
                    <math:mrow>
                      <math:mfrac>
                        <math:mi>w</math:mi>
                        <math:mi>d</math:mi>
                      </math:mfrac>
                      <math:mo math:stretchy="false">+</math:mo>
                      <math:mn>1.393</math:mn>
                    </math:mrow>
                    <math:mo math:stretchy="false">+</math:mo>
                    <math:mn>0.667</math:mn>
                  </math:mrow>
                  <math:mrow>
                    <math:mi>ln</math:mi>
                    <math:mfenced math:open="" math:close="">
                      <math:mrow>
                        <math:mfrac>
                          <math:mi>w</math:mi>
                          <math:mi>d</math:mi>
                        </math:mfrac>
                        <math:mo math:stretchy="false">+</math:mo>
                        <math:mn>1.4444</math:mn>
                      </math:mrow>
                    </math:mfenced>
                  </math:mrow>
                </math:mrow>
              </math:mfenced>
              <math:mi>;</math:mi>
              <math:mrow>
                <math:mfrac>
                  <math:mi>w</math:mi>
                  <math:mi>d</math:mi>
                </math:mfrac>
                <math:mo math:stretchy="false">&gt;</math:mo>
                <math:mn>1</math:mn>
              </math:mrow>
            </math:mrow>
          </math:mtr>
        </math:mtable>
      </math:mrow>
    </math:mrow>
    <math:annotation math:encoding="StarMath 5.0">C_0= left lbrace binom
{{2%pi%epsilon_0} over {ln left( {8d} over w + w over {4d} right)} ; {w over d}&lt;=1}
{%epsilon_0 left[ w over d +1.393 + 0.667 {ln left( w over d + 1.4444 right)} right]; {w over d}&gt;1}
right none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ε</math:mo>
          <math:msub>
            <math:mi>r</math:mi>
            <math:mi math:fontstyle="italic">eff</math:mi>
          </math:msub>
        </math:msub>
        <math:mo math:stretchy="false">=</math:mo>
        <math:mrow>
          <math:mfrac>
            <math:mrow>
              <math:msubsup>
                <math:mo math:stretchy="false">ε</math:mo>
                <math:mi>r</math:mi>
                <math:mi>'</math:mi>
              </math:msubsup>
              <math:mo math:stretchy="false">+</math:mo>
              <math:mn>1</math:mn>
            </math:mrow>
            <math:mn>2</math:mn>
          </math:mfrac>
          <math:mo math:stretchy="false">+</math:mo>
          <math:mfrac>
            <math:mrow>
              <math:msubsup>
                <math:mo math:stretchy="false">ε</math:mo>
                <math:mi>r</math:mi>
                <math:mi>'</math:mi>
              </math:msubsup>
              <math:mo math:stretchy="false">−</math:mo>
              <math:mn>1</math:mn>
            </math:mrow>
            <math:mn>2</math:mn>
          </math:mfrac>
        </math:mrow>
      </math:mrow>
      <math:mrow>
        <math:msup>
          <math:mfenced math:open="" math:close="">
            <math:mrow>
              <math:mn>1</math:mn>
              <math:mo math:stretchy="false">+</math:mo>
              <math:mfrac>
                <math:mn>12d</math:mn>
                <math:mi>w</math:mi>
              </math:mfrac>
            </math:mrow>
          </math:mfenced>
          <math:mrow>
            <math:mo math:stretchy="false">−</math:mo>
            <math:mfrac>
              <math:mn>1</math:mn>
              <math:mn>2</math:mn>
            </math:mfrac>
          </math:mrow>
        </math:msup>
        <math:mo math:stretchy="false">+</math:mo>
        <math:mrow>
          <math:mo math:stretchy="true">{</math:mo>
          <math:mtable>
            <math:mtr>
              <math:mrow>
                <math:mn>0.002</math:mn>
                <math:mrow>
                  <math:mo math:stretchy="false">(</math:mo>
                  <math:mrow>
                    <math:msubsup>
                      <math:mo math:stretchy="false">ε</math:mo>
                      <math:mi>r</math:mi>
                      <math:mi>'</math:mi>
                    </math:msubsup>
                    <math:mo math:stretchy="false">−</math:mo>
                    <math:mn>1</math:mn>
                  </math:mrow>
                  <math:mo math:stretchy="false">)</math:mo>
                </math:mrow>
                <math:msup>
                  <math:mfenced math:open="" math:close="">
                    <math:mrow>
                      <math:mn>1</math:mn>
                      <math:mo math:stretchy="false">−</math:mo>
                      <math:mfrac>
                        <math:mi>w</math:mi>
                        <math:mi>d</math:mi>
                      </math:mfrac>
                    </math:mrow>
                  </math:mfenced>
                  <math:mn>2</math:mn>
                </math:msup>
                <math:mi>;</math:mi>
                <math:mrow>
                  <math:mfrac>
                    <math:mi>w</math:mi>
                    <math:mi>d</math:mi>
                  </math:mfrac>
                  <math:mo math:stretchy="false">&lt;</math:mo>
                  <math:mn>1</math:mn>
                </math:mrow>
              </math:mrow>
            </math:mtr>
            <math:mtr>
              <math:mrow>
                <math:mn>0</math:mn>
                <math:mi>;</math:mi>
                <math:mrow>
                  <math:mfrac>
                    <math:mi>w</math:mi>
                    <math:mi>d</math:mi>
                  </math:mfrac>
                  <math:mo math:stretchy="false">&gt;</math:mo>
                  <math:mn>1</math:mn>
                </math:mrow>
              </math:mrow>
            </math:mtr>
          </math:mtable>
        </math:mrow>
      </math:mrow>
    </math:mrow>
    <math:annotation math:encoding="StarMath 5.0">%epsilon_{r_eff}= {%epsilon^'_r+1} over 2 +
{%epsilon^'_r-1} over 2 left( 1+ {12d} over w right)^-{1 over 2} +
left lbrace binom
{0.002 (%epsilon^'_r - 1) left( 1- w over d right)^2 ;w over d&lt;1}
{0; w over d&gt;1}
right non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0</math:mn>
        </math:msub>
        <math:mo math:stretchy="false">=</math:mo>
        <math:msqrt>
          <math:mfrac>
            <math:mrow>
              <math:msub>
                <math:mo math:stretchy="false">μ</math:mo>
                <math:mn>0</math:mn>
              </math:msub>
              <math:msub>
                <math:mo math:stretchy="false">ε</math:mo>
                <math:mn>0</math:mn>
              </math:msub>
            </math:mrow>
            <math:msub>
              <math:mo math:stretchy="false">ε</math:mo>
              <math:msub>
                <math:mi>r</math:mi>
                <math:mi math:fontstyle="italic">eff</math:mi>
              </math:msub>
            </math:msub>
          </math:mfrac>
        </math:msqrt>
      </math:mrow>
      <math:mfrac>
        <math:mn>1</math:mn>
        <math:msub>
          <math:mi>C</math:mi>
          <math:mn>0</math:mn>
        </math:msub>
      </math:mfrac>
    </math:mrow>
    <math:annotation math:encoding="StarMath 5.0">Z_0 = sqrt{ {%mu_0 %epsilon_0} over %epsilon_{r_eff}} 1 over C_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σ</math:mo>
        <math:mi>b</math:mi>
      </math:mrow>
      <math:mi>d</math:mi>
    </math:mfrac>
    <math:annotation math:encoding="StarMath 5.0">{%sigma b} over d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μ</math:mo>
        <math:mi>d</math:mi>
      </math:mrow>
      <math:mi>b</math:mi>
    </math:mfrac>
    <math:annotation math:encoding="StarMath 5.0">{%mu d} over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sub>
          <math:mo math:stretchy="false">σ</math:mo>
          <math:mi>c</math:mi>
        </math:msub>
        <math:mo math:stretchy="false">δ</math:mo>
        <math:mi>b</math:mi>
      </math:mrow>
    </math:mfrac>
    <math:annotation math:encoding="StarMath 5.0">2 over {%sigma_c %delta b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μ</math:mo>
        <math:mi>d</math:mi>
      </math:mrow>
      <math:mi>b</math:mi>
    </math:mfrac>
    <math:annotation math:encoding="StarMath 5.0">{%mu d} over b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σ</math:mo>
        <math:mi>b</math:mi>
      </math:mrow>
      <math:mi>d</math:mi>
    </math:mfrac>
    <math:annotation math:encoding="StarMath 5.0">{%sigma b} over d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ε</math:mo>
          <math:mi>'</math:mi>
        </math:msup>
        <math:mi>b</math:mi>
      </math:mrow>
      <math:mi>d</math:mi>
    </math:mfrac>
    <math:annotation math:encoding="StarMath 5.0">{%epsilon^' b} over d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≪</math:mo>
      <math:mi>b</math:mi>
    </math:mrow>
    <math:annotation math:encoding="StarMath 5.0">d &lt;&lt; b</math:annotation>
  </math:semantics>
</math:math>
</file>